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dc2300" style:font-name="Trebuchet MS" fo:font-size="10pt" style:font-size-asian="10pt" style:font-name-complex="Zawgyi-One" style:font-size-complex="10pt"/>
    </style:style>
    <style:style style:name="P5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6" style:family="paragraph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7" style:family="paragraph">
      <style:text-properties fo:color="#94006b" style:font-name="Trebuchet MS" fo:font-size="10pt" style:font-size-asian="10pt" style:font-name-complex="Zawgyi-One" style:font-size-complex="10pt"/>
    </style:style>
    <style:style style:name="P8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dc2300" style:font-name="Trebuchet MS" fo:font-size="8pt" style:font-size-asian="8pt" style:font-name-complex="Zawgyi-One" style:font-size-complex="8pt"/>
    </style:style>
    <style:style style:name="P11" style:family="paragraph">
      <style:text-properties fo:color="#2323dc" style:font-name="Trebuchet MS" fo:font-size="6pt" fo:font-weight="normal" style:font-size-asian="6pt" style:font-weight-asian="normal" style:font-name-complex="Zawgyi-One" style:font-size-complex="6pt" style:font-weight-complex="normal"/>
    </style:style>
    <style:style style:name="P12" style:family="paragraph">
      <style:text-properties fo:color="#94006b" style:font-name="Trebuchet MS" fo:font-size="8pt" style:font-size-asian="8pt" style:font-name-complex="Zawgyi-One" style:font-size-complex="8pt"/>
    </style:style>
    <style:style style:name="P13" style:family="paragraph">
      <style:text-properties fo:color="#2323dc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P14" style:family="paragraph">
      <style:text-properties fo:color="#94006b" style:font-name="Zawgyi-One" fo:font-size="8pt" style:font-size-asian="8pt" style:font-name-complex="Zawgyi-One" style:font-size-complex="8pt"/>
    </style:style>
    <style:style style:name="P15" style:family="paragraph">
      <style:text-properties fo:color="#000000"/>
    </style:style>
    <style:style style:name="P16" style:family="paragraph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17" style:family="paragraph">
      <style:text-properties fo:color="#2323dc" style:font-name="Zawgyi-One" fo:font-size="10pt" fo:font-weight="normal" style:font-size-asian="10pt" style:font-weight-asian="normal" style:font-name-complex="Zawgyi-One" style:font-size-complex="10pt" style:font-weight-complex="normal"/>
    </style:style>
    <style:style style:name="P18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19" style:family="paragraph">
      <style:text-properties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color="#dc2300" style:font-name="Trebuchet MS" fo:font-size="10pt" style:font-size-asian="10pt" style:font-name-complex="Zawgyi-One" style:font-size-complex="10pt"/>
    </style:style>
    <style:style style:name="T5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6" style:family="text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7" style:family="text">
      <style:text-properties fo:color="#94006b" style:font-name="Trebuchet MS" fo:font-size="10pt" style:font-size-asian="10pt" style:font-name-complex="Zawgyi-One" style:font-size-complex="10pt"/>
    </style:style>
    <style:style style:name="T8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9" style:family="text">
      <style:text-properties fo:color="#dc2300" style:font-name="Trebuchet MS" fo:font-size="8pt" style:font-size-asian="8pt" style:font-name-complex="Zawgyi-One" style:font-size-complex="8pt"/>
    </style:style>
    <style:style style:name="T10" style:family="text">
      <style:text-properties fo:color="#2323dc" style:font-name="Trebuchet MS" fo:font-size="6pt" fo:font-weight="normal" style:font-size-asian="6pt" style:font-weight-asian="normal" style:font-name-complex="Zawgyi-One" style:font-size-complex="6pt" style:font-weight-complex="normal"/>
    </style:style>
    <style:style style:name="T11" style:family="text">
      <style:text-properties fo:color="#94006b" style:font-name="Trebuchet MS" fo:font-size="8pt" style:font-size-asian="8pt" style:font-name-complex="Zawgyi-One" style:font-size-complex="8pt"/>
    </style:style>
    <style:style style:name="T12" style:family="text">
      <style:text-properties fo:color="#2323dc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T13" style:family="text">
      <style:text-properties fo:color="#2323dc" style:font-name="Trebuchet MS" fo:font-size="10pt" fo:font-weight="normal" style:font-name-asian="Andale Sans UI" style:font-size-asian="10pt" style:font-weight-asian="normal" style:font-name-complex="Zawgyi-One" style:font-size-complex="10pt" style:font-weight-complex="normal"/>
    </style:style>
    <style:style style:name="T14" style:family="text">
      <style:text-properties fo:color="#94006b" style:font-name="Trebuchet MS" fo:font-size="5pt" style:font-size-asian="5pt" style:font-name-complex="Zawgyi-One" style:font-size-complex="5pt"/>
    </style:style>
    <style:style style:name="T15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16" style:family="text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17" style:family="text">
      <style:text-properties fo:color="#dc2300" style:font-name="Trebuchet MS" fo:font-size="10pt" style:font-name-asian="Andale Sans UI" style:font-size-asian="10pt" style:font-name-complex="Zawgyi-One" style:font-size-complex="10pt"/>
    </style:style>
    <style:style style:name="T18" style:family="text">
      <style:text-properties style:font-name="Trebuchet MS" fo:font-size="10pt" fo:font-weight="bold" style:font-name-asian="Andale Sans UI" style:font-size-asian="10pt" style:font-weight-asian="bold" style:font-name-complex="Zawgyi-One" style:font-size-complex="10pt" style:font-weight-complex="bold"/>
    </style:style>
    <style:style style:name="T19" style:family="text">
      <style:text-properties fo:color="#2323dc" style:font-name="Zawgyi-One" fo:font-size="10pt" fo:font-weight="normal" style:font-size-asian="10pt" style:font-weight-asian="normal" style:font-name-complex="Zawgyi-One" style:font-size-complex="10pt" style:font-weight-complex="normal"/>
    </style:style>
    <style:style style:name="T20" style:family="text">
      <style:text-properties fo:color="#dc2300" style:font-name="Trebuchet MS" fo:font-size="8pt" style:font-name-asian="Andale Sans UI" style:font-size-asian="8pt" style:font-name-complex="Zawgyi-One" style:font-size-complex="8pt"/>
    </style:style>
    <style:style style:name="T21" style:family="text">
      <style:text-properties fo:color="#94006b" style:font-name="Trebuchet MS" fo:font-size="8pt" style:font-name-asian="Andale Sans UI" style:font-size-asian="8pt" style:font-name-complex="Zawgyi-One" style:font-size-complex="8pt"/>
    </style:style>
    <style:style style:name="T22" style:family="text">
      <style:text-properties fo:color="#2323dc" style:font-name="Trebuchet MS" fo:font-size="8pt" fo:font-weight="normal" style:font-name-asian="Andale Sans UI" style:font-size-asian="8pt" style:font-weight-asian="normal" style:font-name-complex="Zawgyi-One" style:font-size-complex="8pt" style:font-weight-complex="normal"/>
    </style:style>
    <style:style style:name="T23" style:family="text">
      <style:text-properties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solid" draw:fill="solid" draw:fill-color="#dc2300" draw:textarea-vertical-align="middle" draw:auto-grow-height="false" fo:min-height="0.5201in" fo:min-width="0.3465in" style:run-through="foreground"/>
    </style:style>
    <style:style style:name="gr6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62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61"><draw:image xlink:href="Pictures/10000201000000110000000F7081A154.png" xlink:type="simple" xlink:show="embed" xlink:actuate="onLoad"/></draw:frame><draw:custom-shape text:anchor-type="paragraph" draw:z-index="57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8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0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59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4524in" svg:height="0.3024in" svg:x="4.361in" svg:y="1.9657in"><draw:text-box><text:p><text:span text:style-name="T8">Alt</text:span></text:p></draw:text-box></draw:frame></draw:g><draw:g text:anchor-type="paragraph" draw:z-index="56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4524in" svg:height="0.3024in" svg:x="6.2209in" svg:y="1.9657in"><draw:text-box><text:p><text:span text:style-name="T8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55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4524in" svg:height="0.3024in" svg:x="0.0811in" svg:y="1.9657in"><draw:text-box><text:p><text:span text:style-name="T8">Ctrl</text:span></text:p></draw:text-box></draw:frame></draw:g><draw:g text:anchor-type="paragraph" draw:z-index="53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4524in" svg:height="0.3024in" svg:x="1.3209in" svg:y="1.9657in"><draw:text-box><text:p><text:span text:style-name="T8">Alt</text:span></text:p></draw:text-box></draw:frame></draw:g><draw:frame draw:style-name="fr2" draw:name="graphics1" text:anchor-type="paragraph" svg:x="0.8402in" svg:y="2.0299in" svg:width="0.1772in" svg:height="0.1563in" draw:z-index="54"><draw:image xlink:href="Pictures/10000201000000110000000F7081A154.png" xlink:type="simple" xlink:show="embed" xlink:actuate="onLoad"/></draw:frame><draw:g text:anchor-type="paragraph" draw:z-index="52" draw:style-name="gr2"><draw:custom-shape draw:style-name="gr3" svg:width="0.4303in" svg:height="0.4303in" svg:x="1.07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2374in" svg:y="1.5366in"><draw:text-box><text:p><text:span text:style-name="T4">--</text:span><text:span text:style-name="T4">ၹ</text:span></text:p></draw:text-box></draw:frame><draw:frame draw:style-name="gr4" draw:text-style-name="P5" svg:width="0.3394in" svg:height="0.3024in" svg:x="1.05in" svg:y="1.3902in"><draw:text-box><text:p><text:span text:style-name="T5">ဇ</text:span></text:p></draw:text-box></draw:frame><draw:frame draw:style-name="gr4" draw:text-style-name="P6" svg:width="0.3421in" svg:height="0.3024in" svg:x="1.05in" svg:y="1.5366in"><draw:text-box><text:p><text:span text:style-name="T6">ဖ</text:span></text:p></draw:text-box></draw:frame><draw:frame draw:style-name="gr4" draw:text-style-name="P7" svg:width="0.2795in" svg:height="0.3024in" svg:x="1.2374in" svg:y="1.3902in"><draw:text-box><text:p><text:span text:style-name="T7">--</text:span><text:span text:style-name="T7">ၨ</text:span></text:p></draw:text-box></draw:frame></draw:g><draw:g text:anchor-type="paragraph" draw:z-index="2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421in" svg:height="0.3024in" svg:x="6.2406in" svg:y="0.1in"><draw:text-box><text:p><text:span text:style-name="T8">Back</text:span></text:p></draw:text-box></draw:frame></draw:g><draw:g text:anchor-type="paragraph" draw:z-index="40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4531in" svg:height="0.3024in" svg:x="6.1406in" svg:y="1.0299in"><draw:text-box><text:p><text:span text:style-name="T8">Enter</text:span></text:p></draw:text-box></draw:frame></draw:g><draw:g text:anchor-type="paragraph" draw:z-index="51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8" svg:width="0.576in" svg:height="0.3024in" svg:x="5.9299in" svg:y="1.5in"><draw:text-box><text:p><text:span text:style-name="T15">Shift</text:span></text:p></draw:text-box></draw:frame></draw:g><draw:g text:anchor-type="paragraph" draw:z-index="50" draw:style-name="gr2"><draw:custom-shape draw:style-name="gr3" svg:width="0.4303in" svg:height="0.4303in" svg:x="5.2854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4508in" svg:y="1.5382in"><draw:text-box><text:p><text:span text:style-name="T4">?</text:span></text:p></draw:text-box></draw:frame><draw:frame draw:style-name="gr4" draw:text-style-name="P5" svg:width="0.3394in" svg:height="0.3024in" svg:x="5.2634in" svg:y="1.3917in"><draw:text-box><text:p><text:span text:style-name="T5">၊</text:span></text:p></draw:text-box></draw:frame><draw:frame draw:style-name="gr4" draw:text-style-name="P19" svg:width="0.3421in" svg:height="0.3024in" svg:x="5.2634in" svg:y="1.5382in"><draw:text-box><text:p><text:span text:style-name="T23">။</text:span></text:p></draw:text-box></draw:frame></draw:g><draw:g text:anchor-type="paragraph" draw:z-index="47" draw:style-name="gr2"><draw:custom-shape draw:style-name="gr3" svg:width="0.4303in" svg:height="0.4303in" svg:x="3.412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3.5776in" svg:y="1.5366in"><draw:text-box><text:p><text:span text:style-name="T4">ၫ</text:span></text:p></draw:text-box></draw:frame><draw:frame draw:style-name="gr4" draw:text-style-name="P5" svg:width="0.3394in" svg:height="0.3024in" svg:x="3.3902in" svg:y="1.3902in"><draw:text-box><text:p><text:span text:style-name="T5">ၿ</text:span><text:span text:style-name="T5">- <text:s/></text:span></text:p></draw:text-box></draw:frame><draw:frame draw:style-name="gr4" draw:text-style-name="P6" svg:width="0.3421in" svg:height="0.3024in" svg:x="3.3902in" svg:y="1.5366in"><draw:text-box><text:p><text:span text:style-name="T6">ည</text:span></text:p></draw:text-box></draw:frame><draw:frame draw:style-name="gr4" draw:text-style-name="P7" svg:width="0.2795in" svg:height="0.3024in" svg:x="3.5776in" svg:y="1.3902in"><draw:text-box><text:p><text:span text:style-name="T7">--</text:span><text:span text:style-name="T7">ၩ</text:span></text:p></draw:text-box></draw:frame></draw:g><draw:g text:anchor-type="paragraph" draw:z-index="46" draw:style-name="gr2"><draw:custom-shape draw:style-name="gr3" svg:width="0.4303in" svg:height="0.4303in" svg:x="2.9421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3.1075in" svg:y="1.5366in"><draw:text-box><text:p><text:span text:style-name="T4">--</text:span><text:span text:style-name="T4">ၻ</text:span></text:p></draw:text-box></draw:frame><draw:frame draw:style-name="gr4" draw:text-style-name="P5" svg:width="0.3394in" svg:height="0.3024in" svg:x="2.9201in" svg:y="1.3902in"><draw:text-box><text:p><text:span text:style-name="T5">ႀ</text:span><text:span text:style-name="T13">--</text:span></text:p></draw:text-box></draw:frame><draw:frame draw:style-name="gr4" draw:text-style-name="P6" svg:width="0.3421in" svg:height="0.3024in" svg:x="2.9201in" svg:y="1.5366in"><draw:text-box><text:p><text:span text:style-name="T6">ဘ</text:span></text:p></draw:text-box></draw:frame></draw:g><draw:g text:anchor-type="paragraph" draw:z-index="45" draw:style-name="gr2"><draw:custom-shape draw:style-name="gr3" svg:width="0.4303in" svg:height="0.4303in" svg:x="2.47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2.6374in" svg:y="1.5366in"><draw:text-box><text:p><text:span text:style-name="T4">--</text:span><text:span text:style-name="T4">ႅ</text:span></text:p></draw:text-box></draw:frame><draw:frame draw:style-name="gr4" draw:text-style-name="P5" svg:width="0.3394in" svg:height="0.3024in" svg:x="2.45in" svg:y="1.3902in"><draw:text-box><text:p><text:span text:style-name="T5">ဠ</text:span></text:p></draw:text-box></draw:frame><draw:frame draw:style-name="gr4" draw:text-style-name="P6" svg:width="0.3421in" svg:height="0.3024in" svg:x="2.45in" svg:y="1.5366in"><draw:text-box><text:p><text:span text:style-name="T6">လ</text:span></text:p></draw:text-box></draw:frame></draw:g><draw:g text:anchor-type="paragraph" draw:z-index="44" draw:style-name="gr2"><draw:custom-shape draw:style-name="gr3" svg:width="0.4303in" svg:height="0.4303in" svg:x="2.00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2.1673in" svg:y="1.5366in"><draw:text-box><text:p><text:span text:style-name="T4">--</text:span><text:span text:style-name="T4">ၡ</text:span></text:p></draw:text-box></draw:frame><draw:frame draw:style-name="gr4" draw:text-style-name="P5" svg:width="0.3394in" svg:height="0.3024in" svg:x="1.9799in" svg:y="1.3902in"><draw:text-box><text:p><text:span text:style-name="T5">ဃ</text:span></text:p></draw:text-box></draw:frame><draw:frame draw:style-name="gr4" draw:text-style-name="P6" svg:width="0.3421in" svg:height="0.3024in" svg:x="1.9799in" svg:y="1.5366in"><draw:text-box><text:p><text:span text:style-name="T6">ခ</text:span></text:p></draw:text-box></draw:frame><draw:frame draw:style-name="gr4" draw:text-style-name="P7" svg:width="0.2795in" svg:height="0.3024in" svg:x="2.1673in" svg:y="1.3902in"><draw:text-box><text:p><text:span text:style-name="T7">--</text:span><text:span text:style-name="T7">ၣ</text:span></text:p></draw:text-box></draw:frame></draw:g><draw:g text:anchor-type="paragraph" draw:z-index="43" draw:style-name="gr2"><draw:custom-shape draw:style-name="gr3" svg:width="0.4303in" svg:height="0.4303in" svg:x="1.5421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7075in" svg:y="1.5366in"><draw:text-box><text:p><text:span text:style-name="T4">--</text:span><text:span text:style-name="T4">ၳ</text:span></text:p></draw:text-box></draw:frame><draw:frame draw:style-name="gr4" draw:text-style-name="P5" svg:width="0.3394in" svg:height="0.3024in" svg:x="1.5201in" svg:y="1.3902in"><draw:text-box><text:p><text:span text:style-name="T5">ဌ</text:span></text:p></draw:text-box></draw:frame><draw:frame draw:style-name="gr4" draw:text-style-name="P6" svg:width="0.3421in" svg:height="0.3024in" svg:x="1.5201in" svg:y="1.5366in"><draw:text-box><text:p><text:span text:style-name="T6">ထ</text:span></text:p></draw:text-box></draw:frame><draw:frame draw:style-name="gr4" draw:text-style-name="P7" svg:width="0.2795in" svg:height="0.3024in" svg:x="1.7075in" svg:y="1.3902in"><draw:text-box><text:p><text:span text:style-name="T7">--</text:span><text:span text:style-name="T7">ၼ</text:span></text:p></draw:text-box></draw:frame></draw:g><draw:g text:anchor-type="paragraph" draw:z-index="41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6" draw:text-style-name="P8" svg:width="0.7205in" svg:height="0.3024in" svg:x="0.1in" svg:y="1.0299in"><draw:text-box><text:p><text:span text:style-name="T8">Caps Lock</text:span></text:p></draw:text-box></draw:frame></draw:g><draw:g text:anchor-type="paragraph" draw:z-index="29" draw:style-name="gr2"><draw:custom-shape draw:style-name="gr3" svg:width="0.4303in" svg:height="0.4303in" svg:x="0.8421in" svg:y="0.95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0075in" svg:y="1.0665in"><draw:text-box><text:p><text:span text:style-name="T4">စ</text:span><text:span text:style-name="T17">်</text:span></text:p></draw:text-box></draw:frame><draw:frame draw:style-name="gr4" draw:text-style-name="P5" svg:width="0.3394in" svg:height="0.3024in" svg:x="0.8201in" svg:y="0.9201in"><draw:text-box><text:p><text:span text:style-name="T5">ဗ</text:span></text:p></draw:text-box></draw:frame><draw:frame draw:style-name="gr4" draw:text-style-name="P6" svg:width="0.3421in" svg:height="0.3024in" svg:x="0.8201in" svg:y="1.0665in"><draw:text-box><text:p><text:span text:style-name="T6">ေ</text:span><text:span text:style-name="T18">-</text:span></text:p></draw:text-box></draw:frame><draw:frame draw:style-name="gr4" draw:text-style-name="P7" svg:width="0.2795in" svg:height="0.3024in" svg:x="1.0075in" svg:y="0.9201in"><draw:text-box><text:p><text:span text:style-name="T7">--</text:span><text:span text:style-name="T7">ၺ</text:span></text:p></draw:text-box></draw:frame></draw:g><draw:g text:anchor-type="paragraph" draw:z-index="39" draw:style-name="gr2"><draw:custom-shape draw:style-name="gr3" svg:width="0.4303in" svg:height="0.4303in" svg:x="5.5083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674in" svg:y="1.0744in"><draw:text-box><text:p><text:span text:style-name="T4">--</text:span><text:span text:style-name="T4">ၵ</text:span></text:p></draw:text-box></draw:frame><draw:frame draw:style-name="gr4" draw:text-style-name="P5" svg:width="0.3394in" svg:height="0.3024in" svg:x="5.4866in" svg:y="0.928in"><draw:text-box><text:p><text:span text:style-name="T5">ဓ</text:span></text:p></draw:text-box></draw:frame><draw:frame draw:style-name="gr4" draw:text-style-name="P6" svg:width="0.3421in" svg:height="0.3024in" svg:x="5.4866in" svg:y="1.0744in"><draw:text-box><text:p><text:span text:style-name="T6">ဒ</text:span></text:p></draw:text-box></draw:frame><draw:frame draw:style-name="gr4" draw:text-style-name="P7" svg:width="0.2795in" svg:height="0.3024in" svg:x="5.674in" svg:y="0.928in"><draw:text-box><text:p><text:span text:style-name="T7">--</text:span><text:span text:style-name="T7">ၶ</text:span></text:p></draw:text-box></draw:frame></draw:g><draw:g text:anchor-type="paragraph" draw:z-index="38" draw:style-name="gr2"><draw:custom-shape draw:style-name="gr3" svg:width="0.4303in" svg:height="0.4303in" svg:x="5.0421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2075in" svg:y="1.0744in"><draw:text-box><text:p><text:span text:style-name="T4">‘</text:span></text:p></draw:text-box></draw:frame><draw:frame draw:style-name="gr4" draw:text-style-name="P5" svg:width="0.3394in" svg:height="0.3024in" svg:x="5.0201in" svg:y="0.928in"><draw:text-box><text:p><text:span text:style-name="T5">--</text:span><text:span text:style-name="T5">ၚ</text:span></text:p></draw:text-box></draw:frame><draw:frame draw:style-name="gr4" draw:text-style-name="P6" svg:width="0.3421in" svg:height="0.3024in" svg:x="5.0201in" svg:y="1.0744in"><draw:text-box><text:p><text:span text:style-name="T6">--</text:span><text:span text:style-name="T6">း</text:span></text:p></draw:text-box></draw:frame><draw:frame draw:style-name="gr4" draw:text-style-name="P7" svg:width="0.2795in" svg:height="0.3024in" svg:x="5.2075in" svg:y="0.928in"><draw:text-box><text:p><text:span text:style-name="T7">’</text:span></text:p></draw:text-box></draw:frame></draw:g><draw:g text:anchor-type="paragraph" draw:z-index="37" draw:style-name="gr2"><draw:custom-shape draw:style-name="gr3" svg:width="0.4303in" svg:height="0.4303in" svg:x="4.5756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4.7409in" svg:y="1.0744in"><draw:text-box><text:p><text:span text:style-name="T4">--</text:span><text:span text:style-name="T4">ႍ</text:span></text:p></draw:text-box></draw:frame><draw:frame draw:style-name="gr4" draw:text-style-name="P5" svg:width="0.3394in" svg:height="0.3024in" svg:x="4.5535in" svg:y="0.928in"><draw:text-box><text:p><text:span text:style-name="T5">--</text:span><text:span text:style-name="T5">ဴ</text:span></text:p></draw:text-box></draw:frame><draw:frame draw:style-name="gr4" draw:text-style-name="P6" svg:width="0.3421in" svg:height="0.3024in" svg:x="4.5535in" svg:y="1.0744in"><draw:text-box><text:p><text:span text:style-name="T6">--</text:span><text:span text:style-name="T6">ူ</text:span></text:p></draw:text-box></draw:frame><draw:frame draw:style-name="gr4" draw:text-style-name="P7" svg:width="0.2795in" svg:height="0.3024in" svg:x="4.7409in" svg:y="0.928in"><draw:text-box><text:p><text:span text:style-name="T7">--</text:span><text:span text:style-name="T7">ႋ</text:span></text:p></draw:text-box></draw:frame></draw:g><draw:g text:anchor-type="paragraph" draw:z-index="36" draw:style-name="gr2"><draw:custom-shape draw:style-name="gr3" svg:width="0.4303in" svg:height="0.4303in" svg:x="4.1083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4.274in" svg:y="1.0744in"><draw:text-box><text:p><text:span text:style-name="T4">--</text:span><text:span text:style-name="T4">ႉ</text:span></text:p></draw:text-box></draw:frame><draw:frame draw:style-name="gr4" draw:text-style-name="P5" svg:width="0.3394in" svg:height="0.3024in" svg:x="4.0866in" svg:y="0.928in"><draw:text-box><text:p><text:span text:style-name="T5">--</text:span><text:span text:style-name="T5">ဳ</text:span></text:p></draw:text-box></draw:frame><draw:frame draw:style-name="gr4" draw:text-style-name="P6" svg:width="0.3421in" svg:height="0.3024in" svg:x="4.0866in" svg:y="1.0744in"><draw:text-box><text:p><text:span text:style-name="T6">--</text:span><text:span text:style-name="T6">ု</text:span></text:p></draw:text-box></draw:frame></draw:g><draw:g text:anchor-type="paragraph" draw:z-index="34" draw:style-name="gr2"><draw:custom-shape draw:style-name="gr3" svg:width="0.4303in" svg:height="0.4303in" svg:x="3.1756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3394in" svg:height="0.3024in" svg:x="3.1535in" svg:y="0.928in"><draw:text-box><text:p><text:span text:style-name="T5">--</text:span><text:span text:style-name="T5">ံ</text:span></text:p></draw:text-box></draw:frame><draw:frame draw:style-name="gr4" draw:text-style-name="P6" svg:width="0.3421in" svg:height="0.3024in" svg:x="3.1535in" svg:y="1.0744in"><draw:text-box><text:p><text:span text:style-name="T6">--</text:span><text:span text:style-name="T6">့</text:span></text:p></draw:text-box></draw:frame></draw:g><draw:g text:anchor-type="paragraph" draw:z-index="32" draw:style-name="gr2"><draw:custom-shape draw:style-name="gr3" svg:width="0.4303in" svg:height="0.4303in" svg:x="2.2421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3394in" svg:height="0.3024in" svg:x="2.2201in" svg:y="0.928in"><draw:text-box><text:p><text:span text:style-name="T5">--</text:span><text:span text:style-name="T5">ၤ</text:span></text:p></draw:text-box></draw:frame><draw:frame draw:style-name="gr4" draw:text-style-name="P6" svg:width="0.3421in" svg:height="0.3024in" svg:x="2.2201in" svg:y="1.0744in"><draw:text-box><text:p><text:span text:style-name="T6">--</text:span><text:span text:style-name="T6">္</text:span></text:p></draw:text-box></draw:frame></draw:g><draw:g text:anchor-type="paragraph" draw:z-index="31" draw:style-name="gr2"><draw:custom-shape draw:style-name="gr3" svg:width="0.4303in" svg:height="0.4303in" svg:x="1.7756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9409in" svg:y="1.0744in"><draw:text-box><text:p><text:span text:style-name="T4">--</text:span><text:span text:style-name="T4">ႎ</text:span></text:p></draw:text-box></draw:frame><draw:frame draw:style-name="gr4" draw:text-style-name="P5" svg:width="0.3394in" svg:height="0.3024in" svg:x="1.7535in" svg:y="0.928in"><draw:text-box><text:p><text:span text:style-name="T5">--</text:span><text:span text:style-name="T5">ီ</text:span></text:p></draw:text-box></draw:frame><draw:frame draw:style-name="gr4" draw:text-style-name="P6" svg:width="0.3421in" svg:height="0.3024in" svg:x="1.7535in" svg:y="1.0744in"><draw:text-box><text:p><text:span text:style-name="T6">--</text:span><text:span text:style-name="T6">ိ</text:span></text:p></draw:text-box></draw:frame><draw:frame draw:style-name="gr4" draw:text-style-name="P7" svg:width="0.2795in" svg:height="0.3024in" svg:x="1.9409in" svg:y="0.928in"><draw:text-box><text:p><text:span text:style-name="T7">--</text:span><text:span text:style-name="T7">ႌ</text:span></text:p></draw:text-box></draw:frame></draw:g><draw:g text:anchor-type="paragraph" draw:z-index="30" draw:style-name="gr2"><draw:custom-shape draw:style-name="gr3" svg:width="0.4303in" svg:height="0.4303in" svg:x="1.3083in" svg:y="0.95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474in" svg:y="1.0665in"><draw:text-box><text:p><text:span text:style-name="T4">--</text:span><text:span text:style-name="T4">ၽ</text:span></text:p></draw:text-box></draw:frame><draw:frame draw:style-name="gr4" draw:text-style-name="P17" svg:width="0.3394in" svg:height="0.3024in" svg:x="1.2866in" svg:y="0.9201in"><draw:text-box><text:p><text:span text:style-name="T19">--</text:span><text:span text:style-name="T19">ွ</text:span></text:p></draw:text-box></draw:frame><draw:frame draw:style-name="gr4" draw:text-style-name="P6" svg:width="0.3421in" svg:height="0.3024in" svg:x="1.2866in" svg:y="1.0665in"><draw:text-box><text:p><text:span text:style-name="T6">--</text:span><text:span text:style-name="T6">်</text:span></text:p></draw:text-box></draw:frame><draw:frame draw:style-name="gr4" draw:text-style-name="P7" svg:width="0.2795in" svg:height="0.3024in" svg:x="1.474in" svg:y="0.9201in"><draw:text-box><text:p><text:span text:style-name="T7">--</text:span><text:span text:style-name="T7">ႇ</text:span></text:p></draw:text-box></draw:frame></draw:g><draw:g text:anchor-type="paragraph" draw:z-index="26" draw:style-name="gr2"><draw:custom-shape draw:style-name="gr3" svg:width="0.4303in" svg:height="0.4303in" svg:x="5.8457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6.011in" svg:y="0.6102in"><draw:text-box><text:p><text:span text:style-name="T4">]</text:span></text:p></draw:text-box></draw:frame><draw:frame draw:style-name="gr4" draw:text-style-name="P5" svg:width="0.3394in" svg:height="0.3024in" svg:x="5.8236in" svg:y="0.4638in"><draw:text-box><text:p><text:span text:style-name="T15">”</text:span></text:p></draw:text-box></draw:frame><draw:frame draw:style-name="gr4" draw:text-style-name="P16" svg:width="0.3421in" svg:height="0.3024in" svg:x="5.8236in" svg:y="0.6102in"><draw:text-box><text:p text:style-name="P15"><text:span text:style-name="T16">“</text:span></text:p></draw:text-box></draw:frame></draw:g><draw:g text:anchor-type="paragraph" draw:z-index="25" draw:style-name="gr2"><draw:custom-shape draw:style-name="gr3" svg:width="0.4303in" svg:height="0.4303in" svg:x="5.3791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5445in" svg:y="0.6102in"><draw:text-box><text:p><text:span text:style-name="T4">[</text:span></text:p></draw:text-box></draw:frame><draw:frame draw:style-name="gr4" draw:text-style-name="P5" svg:width="0.3394in" svg:height="0.3024in" svg:x="5.3571in" svg:y="0.4638in"><draw:text-box><text:p><text:span text:style-name="T5">ဧ</text:span></text:p></draw:text-box></draw:frame><draw:frame draw:style-name="gr4" draw:text-style-name="P6" svg:width="0.3421in" svg:height="0.3024in" svg:x="5.3571in" svg:y="0.6102in"><draw:text-box><text:p><text:span text:style-name="T6">ဟ</text:span></text:p></draw:text-box></draw:frame></draw:g><draw:g text:anchor-type="paragraph" draw:z-index="21" draw:style-name="gr2"><draw:custom-shape draw:style-name="gr3" svg:width="0.4303in" svg:height="0.4303in" svg:x="3.5122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3.6776in" svg:y="0.6063in"><draw:text-box><text:p><text:span text:style-name="T4">--</text:span><text:span text:style-name="T4">ၠ</text:span></text:p></draw:text-box></draw:frame><draw:frame draw:style-name="gr4" draw:text-style-name="P5" svg:width="0.3394in" svg:height="0.3024in" svg:x="3.4902in" svg:y="0.4598in"><draw:text-box><text:p><text:span text:style-name="T5">--</text:span><text:span text:style-name="T5">႕</text:span></text:p></draw:text-box></draw:frame><draw:frame draw:style-name="gr4" draw:text-style-name="P6" svg:width="0.3421in" svg:height="0.3024in" svg:x="3.4902in" svg:y="0.6063in"><draw:text-box><text:p><text:span text:style-name="T6">က</text:span></text:p></draw:text-box></draw:frame><draw:frame draw:style-name="gr4" draw:text-style-name="P7" svg:width="0.2795in" svg:height="0.3024in" svg:x="3.6776in" svg:y="0.4598in"><draw:text-box><text:p><text:span text:style-name="T7">ဉ</text:span></text:p></draw:text-box></draw:frame></draw:g><draw:g text:anchor-type="paragraph" draw:z-index="18" draw:style-name="gr2"><draw:custom-shape draw:style-name="gr3" svg:width="0.4303in" svg:height="0.4303in" svg:x="2.122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2.2874in" svg:y="0.6102in"><draw:text-box><text:p><text:span text:style-name="T4">--</text:span><text:span text:style-name="T4">ၼ</text:span></text:p></draw:text-box></draw:frame><draw:frame draw:style-name="gr4" draw:text-style-name="P5" svg:width="0.3394in" svg:height="0.3024in" svg:x="2.1in" svg:y="0.4638in"><draw:text-box><text:p><text:span text:style-name="T5">--</text:span><text:span text:style-name="T5">ြ</text:span><text:span text:style-name="T13">ၽ</text:span></text:p></draw:text-box></draw:frame><draw:frame draw:style-name="gr4" draw:text-style-name="P6" svg:width="0.3421in" svg:height="0.3024in" svg:x="2.1in" svg:y="0.6102in"><draw:text-box><text:p><text:span text:style-name="T6">မ</text:span></text:p></draw:text-box></draw:frame></draw:g><draw:g text:anchor-type="paragraph" draw:z-index="17" draw:style-name="gr2"><draw:custom-shape draw:style-name="gr3" svg:width="0.4303in" svg:height="0.4303in" svg:x="1.6555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8209in" svg:y="0.6102in"><draw:text-box><text:p><text:span text:style-name="T4">--</text:span><text:span text:style-name="T4">ၷ</text:span></text:p></draw:text-box></draw:frame><draw:frame draw:style-name="gr4" draw:text-style-name="P5" svg:width="0.3394in" svg:height="0.3024in" svg:x="1.6335in" svg:y="0.4638in"><draw:text-box><text:p><text:span text:style-name="T5">ႏ</text:span></text:p></draw:text-box></draw:frame><draw:frame draw:style-name="gr4" draw:text-style-name="P6" svg:width="0.3421in" svg:height="0.3024in" svg:x="1.6335in" svg:y="0.6102in"><draw:text-box><text:p><text:span text:style-name="T6">န</text:span></text:p></draw:text-box></draw:frame><draw:frame draw:style-name="gr4" draw:text-style-name="P7" svg:width="0.2795in" svg:height="0.3024in" svg:x="1.8209in" svg:y="0.4638in"><draw:text-box><text:p><text:span text:style-name="T7">--</text:span><text:span text:style-name="T7">႖</text:span></text:p></draw:text-box></draw:frame></draw:g><draw:g text:anchor-type="paragraph" draw:z-index="16" draw:style-name="gr2"><draw:custom-shape draw:style-name="gr3" svg:width="0.4303in" svg:height="0.4303in" svg:x="1.1886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3539in" svg:y="0.6063in"><draw:text-box><text:p><text:span text:style-name="T4">--</text:span><text:span text:style-name="T4">ၱ</text:span></text:p></draw:text-box></draw:frame><draw:frame draw:style-name="gr4" draw:text-style-name="P5" svg:width="0.3394in" svg:height="0.3024in" svg:x="1.1665in" svg:y="0.4598in"><draw:text-box><text:p><text:span text:style-name="T5">--</text:span><text:span text:style-name="T5">ႊ</text:span><text:span text:style-name="T13">ၽ</text:span></text:p></draw:text-box></draw:frame><draw:frame draw:style-name="gr4" draw:text-style-name="P6" svg:width="0.3421in" svg:height="0.3024in" svg:x="1.1665in" svg:y="0.6063in"><draw:text-box><text:p><text:span text:style-name="T6">တ</text:span></text:p></draw:text-box></draw:frame><draw:frame draw:style-name="gr4" draw:text-style-name="P7" svg:width="0.2795in" svg:height="0.3024in" svg:x="1.3539in" svg:y="0.4598in"><draw:text-box><text:p><text:span text:style-name="T7">--</text:span><text:span text:style-name="T7">ၱ</text:span></text:p></draw:text-box></draw:frame></draw:g><draw:g text:anchor-type="paragraph" draw:z-index="15" draw:style-name="gr2"><draw:custom-shape draw:style-name="gr3" svg:width="0.4303in" svg:height="0.4303in" svg:x="0.722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0.8874in" svg:y="0.6063in"><draw:text-box><text:p><text:span text:style-name="T4">--</text:span><text:span text:style-name="T4">ၦ</text:span></text:p></draw:text-box></draw:frame><draw:frame draw:style-name="gr4" draw:text-style-name="P5" svg:width="0.3394in" svg:height="0.3024in" svg:x="0.7in" svg:y="0.4598in"><draw:text-box><text:p><text:span text:style-name="T5">--</text:span><text:span text:style-name="T5">ွ</text:span><text:span text:style-name="T13">်</text:span></text:p></draw:text-box></draw:frame><draw:frame draw:style-name="gr4" draw:text-style-name="P6" svg:width="0.3421in" svg:height="0.3024in" svg:x="0.7in" svg:y="0.6063in"><draw:text-box><text:p><text:span text:style-name="T6">ဆ</text:span></text:p></draw:text-box></draw:frame><draw:frame draw:style-name="gr4" draw:text-style-name="P7" svg:width="0.2795in" svg:height="0.3024in" svg:x="0.8874in" svg:y="0.4598in"><draw:text-box><text:p><text:span text:style-name="T7">--</text:span><text:span text:style-name="T7">ၦ</text:span></text:p></draw:text-box></draw:frame></draw:g><draw:g text:anchor-type="paragraph" draw:z-index="14" draw:style-name="gr2"><draw:custom-shape draw:style-name="gr3" svg:width="0.4303in" svg:height="0.4303in" svg:x="5.629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7945in" svg:y="0.1465in"><draw:text-box><text:p><text:span text:style-name="T4">ၮ</text:span></text:p></draw:text-box></draw:frame><draw:frame draw:style-name="gr4" draw:text-style-name="P5" svg:width="0.3394in" svg:height="0.3024in" svg:x="5.6071in" svg:y="0in"><draw:text-box><text:p><text:span text:style-name="T5">+</text:span></text:p></draw:text-box></draw:frame><draw:frame draw:style-name="gr4" draw:text-style-name="P6" svg:width="0.3421in" svg:height="0.3024in" svg:x="5.6071in" svg:y="0.1465in"><draw:text-box><text:p><text:span text:style-name="T6">=</text:span></text:p></draw:text-box></draw:frame></draw:g><draw:g text:anchor-type="paragraph" draw:z-index="13" draw:style-name="gr2"><draw:custom-shape draw:style-name="gr3" svg:width="0.4303in" svg:height="0.4303in" svg:x="5.1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3276in" svg:y="0.1465in"><draw:text-box><text:p><text:span text:style-name="T4">႗</text:span></text:p></draw:text-box></draw:frame><draw:frame draw:style-name="gr4" draw:text-style-name="P5" svg:width="0.3394in" svg:height="0.3024in" svg:x="5.1402in" svg:y="0in"><draw:text-box><text:p><text:span text:style-name="T5">×</text:span></text:p></draw:text-box></draw:frame><draw:frame draw:style-name="gr4" draw:text-style-name="P6" svg:width="0.3421in" svg:height="0.3024in" svg:x="5.1402in" svg:y="0.1465in"><draw:text-box><text:p><text:span text:style-name="T6">-</text:span></text:p></draw:text-box></draw:frame></draw:g><draw:g text:anchor-type="paragraph" draw:z-index="12" draw:style-name="gr2"><draw:custom-shape draw:style-name="gr3" svg:width="0.4303in" svg:height="0.4303in" svg:x="4.695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4.861in" svg:y="0.1465in"><draw:text-box><text:p><text:span text:style-name="T4">--</text:span><text:span text:style-name="T4">ႅ</text:span></text:p></draw:text-box></draw:frame><draw:frame draw:style-name="gr4" draw:text-style-name="P5" svg:width="0.3394in" svg:height="0.3024in" svg:x="4.6736in" svg:y="0in"><draw:text-box><text:p><text:span text:style-name="T5">)</text:span></text:p></draw:text-box></draw:frame><draw:frame draw:style-name="gr4" draw:text-style-name="P6" svg:width="0.3421in" svg:height="0.3024in" svg:x="4.6736in" svg:y="0.1465in"><draw:text-box><text:p><text:span text:style-name="T6">၀</text:span></text:p></draw:text-box></draw:frame></draw:g><draw:g text:anchor-type="paragraph" draw:z-index="11" draw:style-name="gr2"><draw:custom-shape draw:style-name="gr3" svg:width="0.4303in" svg:height="0.4303in" svg:x="4.229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4.3945in" svg:y="0.1465in"><draw:text-box><text:p><text:span text:style-name="T4">ဦ</text:span></text:p></draw:text-box></draw:frame><draw:frame draw:style-name="gr4" draw:text-style-name="P5" svg:width="0.3394in" svg:height="0.3024in" svg:x="4.2071in" svg:y="0in"><draw:text-box><text:p><text:span text:style-name="T5">(</text:span></text:p></draw:text-box></draw:frame><draw:frame draw:style-name="gr4" draw:text-style-name="P6" svg:width="0.3421in" svg:height="0.3024in" svg:x="4.2071in" svg:y="0.1465in"><draw:text-box><text:p><text:span text:style-name="T6">၉</text:span></text:p></draw:text-box></draw:frame></draw:g><draw:g text:anchor-type="paragraph" draw:z-index="10" draw:style-name="gr2"><draw:custom-shape draw:style-name="gr3" svg:width="0.4303in" svg:height="0.4303in" svg:x="3.7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3.9276in" svg:y="0.1465in"><draw:text-box><text:p><text:span text:style-name="T4">--</text:span><text:span text:style-name="T4">ၢ</text:span></text:p></draw:text-box></draw:frame><draw:frame draw:style-name="gr4" draw:text-style-name="P5" svg:width="0.3394in" svg:height="0.3024in" svg:x="3.7402in" svg:y="0in"><draw:text-box><text:p><text:span text:style-name="T5">ဂ</text:span></text:p></draw:text-box></draw:frame><draw:frame draw:style-name="gr4" draw:text-style-name="P6" svg:width="0.3421in" svg:height="0.3024in" svg:x="3.7402in" svg:y="0.1465in"><draw:text-box><text:p><text:span text:style-name="T6">၈</text:span></text:p></draw:text-box></draw:frame></draw:g><draw:g text:anchor-type="paragraph" draw:z-index="9" draw:style-name="gr2"><draw:custom-shape draw:style-name="gr3" svg:width="0.4303in" svg:height="0.4303in" svg:x="3.298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3.4638in" svg:y="0.1465in"><draw:text-box><text:p><text:span text:style-name="T4">႐</text:span></text:p></draw:text-box></draw:frame><draw:frame draw:style-name="gr4" draw:text-style-name="P5" svg:width="0.3394in" svg:height="0.3024in" svg:x="3.2764in" svg:y="0in"><draw:text-box><text:p><text:span text:style-name="T5">ရ</text:span></text:p></draw:text-box></draw:frame><draw:frame draw:style-name="gr4" draw:text-style-name="P6" svg:width="0.3421in" svg:height="0.3024in" svg:x="3.2764in" svg:y="0.1465in"><draw:text-box><text:p><text:span text:style-name="T6">၇</text:span></text:p></draw:text-box></draw:frame></draw:g><draw:g text:anchor-type="paragraph" draw:z-index="8" draw:style-name="gr2"><draw:custom-shape draw:style-name="gr3" svg:width="0.4303in" svg:height="0.4303in" svg:x="2.831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3394in" svg:height="0.3024in" svg:x="2.8098in" svg:y="0in"><draw:text-box><text:p><text:span text:style-name="T5">/</text:span></text:p></draw:text-box></draw:frame><draw:frame draw:style-name="gr4" draw:text-style-name="P6" svg:width="0.3421in" svg:height="0.3024in" svg:x="2.8098in" svg:y="0.1465in"><draw:text-box><text:p><text:span text:style-name="T6">၆</text:span></text:p></draw:text-box></draw:frame></draw:g><draw:g text:anchor-type="paragraph" draw:z-index="5" draw:style-name="gr2"><draw:custom-shape draw:style-name="gr3" svg:width="0.4303in" svg:height="0.4303in" svg:x="1.431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5972in" svg:y="0.1465in"><draw:text-box><text:p><text:span text:style-name="T4">--</text:span><text:span text:style-name="T4">ၬ</text:span></text:p></draw:text-box></draw:frame><draw:frame draw:style-name="gr4" draw:text-style-name="P5" svg:width="0.3394in" svg:height="0.3024in" svg:x="1.4098in" svg:y="0in"><draw:text-box><text:p><text:span text:style-name="T5">ဋ</text:span></text:p></draw:text-box></draw:frame><draw:frame draw:style-name="gr4" draw:text-style-name="P6" svg:width="0.3421in" svg:height="0.3024in" svg:x="1.4098in" svg:y="0.1465in"><draw:text-box><text:p><text:span text:style-name="T6">၃</text:span></text:p></draw:text-box></draw:frame></draw:g><draw:g text:anchor-type="paragraph" draw:z-index="4" draw:style-name="gr2"><draw:custom-shape draw:style-name="gr3" svg:width="0.4303in" svg:height="0.4303in" svg:x="0.9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1276in" svg:y="0.1465in"><draw:text-box><text:p><text:span text:style-name="T4">--</text:span><text:span text:style-name="T4"> ၭ</text:span></text:p></draw:text-box></draw:frame><draw:frame draw:style-name="gr4" draw:text-style-name="P5" svg:width="0.3394in" svg:height="0.3024in" svg:x="0.9402in" svg:y="0in"><draw:text-box><text:p><text:span text:style-name="T5">႑</text:span></text:p></draw:text-box></draw:frame><draw:frame draw:style-name="gr4" draw:text-style-name="P6" svg:width="0.3421in" svg:height="0.3024in" svg:x="0.9402in" svg:y="0.1465in"><draw:text-box><text:p><text:span text:style-name="T6">၂</text:span></text:p></draw:text-box></draw:frame></draw:g><draw:g text:anchor-type="paragraph" draw:z-index="3" draw:style-name="gr2"><draw:custom-shape draw:style-name="gr3" svg:width="0.4303in" svg:height="0.4303in" svg:x="0.0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9" svg:width="0.3004in" svg:height="0.3004in" svg:x="0.0854in" svg:y="0.0937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draw:g><draw:g text:anchor-type="paragraph" draw:z-index="1" draw:style-name="gr2"><draw:custom-shape draw:style-name="gr3" svg:width="0.4303in" svg:height="0.4303in" svg:x="0.492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0.6575in" svg:y="0.1465in"><draw:text-box><text:p><text:span text:style-name="T4">ဎ</text:span></text:p></draw:text-box></draw:frame><draw:frame draw:style-name="gr4" draw:text-style-name="P5" svg:width="0.3394in" svg:height="0.3024in" svg:x="0.4701in" svg:y="0in"><draw:text-box><text:p><text:span text:style-name="T5">ဍ</text:span></text:p></draw:text-box></draw:frame><draw:frame draw:style-name="gr4" draw:text-style-name="P6" svg:width="0.3421in" svg:height="0.3024in" svg:x="0.4701in" svg:y="0.1465in"><draw:text-box><text:p><text:span text:style-name="T6">၁</text:span></text:p></draw:text-box></draw:frame><draw:frame draw:style-name="gr4" draw:text-style-name="P7" svg:width="0.2795in" svg:height="0.3024in" svg:x="0.6575in" svg:y="0in"><draw:text-box><text:p><text:span text:style-name="T7">ၯ</text:span></text:p></draw:text-box></draw:frame></draw:g><draw:g text:anchor-type="paragraph" draw:z-index="6" draw:style-name="gr2"><draw:custom-shape draw:style-name="gr3" svg:width="0.4303in" svg:height="0.4303in" svg:x="1.902in" svg:y="0.034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2.0701in" svg:y="0.1701in"><draw:text-box><text:p><text:span text:style-name="T9">၎</text:span></text:p></draw:text-box></draw:frame><draw:frame draw:style-name="gr4" draw:text-style-name="P11" svg:width="0.3394in" svg:height="0.3024in" svg:x="1.8799in" svg:y="0in"><draw:text-box><text:p><text:span text:style-name="T10">က်ပ္</text:span></text:p></draw:text-box></draw:frame><draw:frame draw:style-name="gr4" draw:text-style-name="P6" svg:width="0.3421in" svg:height="0.3024in" svg:x="1.8799in" svg:y="0.1465in"><draw:text-box><text:p><text:span text:style-name="T6">၄</text:span></text:p></draw:text-box></draw:frame><draw:frame draw:style-name="gr4" draw:text-style-name="P12" svg:width="0.2795in" svg:height="0.3024in" svg:x="2.0701in" svg:y="-0.0201in"><draw:text-box><text:p><text:span text:style-name="T11">ဣ</text:span></text:p></draw:text-box></draw:frame></draw:g><draw:g text:anchor-type="paragraph" draw:z-index="28" draw:style-name="gr2"><draw:custom-shape draw:style-name="gr3" svg:width="0.4303in" svg:height="0.4303in" svg:x="6.3126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3" svg:width="0.3394in" svg:height="0.3024in" svg:x="6.2701in" svg:y="0.4402in"><draw:text-box><text:p><text:span text:style-name="T12">႒</text:span></text:p></draw:text-box></draw:frame><draw:frame draw:style-name="gr4" draw:text-style-name="P6" svg:width="0.3421in" svg:height="0.3024in" svg:x="6.2902in" svg:y="0.6102in"><draw:text-box><text:p><text:span text:style-name="T6">၏</text:span></text:p></draw:text-box></draw:frame></draw:g><draw:g text:anchor-type="paragraph" draw:z-index="7" draw:style-name="gr2"><draw:custom-shape draw:style-name="gr3" svg:width="0.4303in" svg:height="0.4303in" svg:x="2.3654in" svg:y="0.034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3" svg:width="0.3394in" svg:height="0.3024in" svg:x="2.2799in" svg:y="0in"><draw:text-box><text:p><text:span text:style-name="T12">%</text:span></text:p></draw:text-box></draw:frame><draw:frame draw:style-name="gr4" draw:text-style-name="P10" svg:width="0.3012in" svg:height="0.3024in" svg:x="2.5299in" svg:y="0.1701in"><draw:text-box><text:p><text:span text:style-name="T9">ဩ</text:span></text:p></draw:text-box></draw:frame><draw:frame draw:style-name="gr4" draw:text-style-name="P6" svg:width="0.3421in" svg:height="0.3024in" svg:x="2.3433in" svg:y="0.1465in"><draw:text-box><text:p><text:span text:style-name="T6">၅</text:span></text:p></draw:text-box></draw:frame><draw:frame draw:style-name="gr4" draw:text-style-name="P12" svg:width="0.2795in" svg:height="0.3024in" svg:x="2.5098in" svg:y="-0.0201in"><draw:text-box><text:p><text:span text:style-name="T11">ဪ</text:span></text:p></draw:text-box></draw:frame></draw:g><draw:g text:anchor-type="paragraph" draw:z-index="20" draw:style-name="gr2"><draw:custom-shape draw:style-name="gr3" svg:width="0.4303in" svg:height="0.4303in" svg:x="3.0484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3.2299in" svg:y="0.6299in"><draw:text-box><text:p><text:span text:style-name="T9">၌</text:span></text:p></draw:text-box></draw:frame><draw:frame draw:style-name="gr4" draw:text-style-name="P5" svg:width="0.3394in" svg:height="0.3024in" svg:x="3.0299in" svg:y="0.4402in"><draw:text-box><text:p><text:span text:style-name="T5">--</text:span><text:span text:style-name="T5">႔</text:span></text:p></draw:text-box></draw:frame><draw:frame draw:style-name="gr4" draw:text-style-name="P6" svg:width="0.3421in" svg:height="0.3024in" svg:x="3.0264in" svg:y="0.6063in"><draw:text-box><text:p><text:span text:style-name="T6">ပ</text:span></text:p></draw:text-box></draw:frame><draw:frame draw:style-name="gr4" draw:text-style-name="P14" svg:width="0.2795in" svg:height="0.3024in" svg:x="3.2098in" svg:y="0.4402in"><draw:text-box><text:p><text:span text:style-name="T7">--</text:span><text:span text:style-name="T7">ၸ</text:span></text:p></draw:text-box></draw:frame></draw:g><draw:g text:anchor-type="paragraph" draw:z-index="22" draw:style-name="gr2"><draw:custom-shape draw:style-name="gr3" svg:width="0.4303in" svg:height="0.4303in" svg:x="3.9791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4.1598in" svg:y="0.6299in"><draw:text-box><text:p><text:span text:style-name="T9">၍</text:span></text:p></draw:text-box></draw:frame><draw:frame draw:style-name="gr4" draw:text-style-name="P5" svg:width="0.3394in" svg:height="0.3024in" svg:x="3.9598in" svg:y="0.4402in"><draw:text-box><text:p><text:span text:style-name="T5">--</text:span><text:span text:style-name="T5">ႈ</text:span></text:p></draw:text-box></draw:frame><draw:frame draw:style-name="gr4" draw:text-style-name="P6" svg:width="0.3421in" svg:height="0.3024in" svg:x="3.9571in" svg:y="0.6063in"><draw:text-box><text:p><text:span text:style-name="T6">င</text:span></text:p></draw:text-box></draw:frame><draw:frame draw:style-name="gr4" draw:text-style-name="P12" svg:width="0.2795in" svg:height="0.3024in" svg:x="4.1598in" svg:y="0.4402in"><draw:text-box><text:p><text:span text:style-name="T11">ၪ</text:span></text:p></draw:text-box></draw:frame></draw:g><draw:g text:anchor-type="paragraph" draw:z-index="24" draw:style-name="gr2"><draw:custom-shape draw:style-name="gr3" svg:width="0.4303in" svg:height="0.4303in" svg:x="4.9122in" svg:y="0.4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0776in" svg:y="0.6106in"><draw:text-box><text:p><text:span text:style-name="T4">--</text:span><text:span text:style-name="T4">ၥ</text:span></text:p></draw:text-box></draw:frame><draw:frame draw:style-name="gr4" draw:text-style-name="P5" svg:width="0.3394in" svg:height="0.3024in" svg:x="4.8902in" svg:y="0.4642in"><draw:text-box><text:p><text:span text:style-name="T5">ဏ</text:span></text:p></draw:text-box></draw:frame><draw:frame draw:style-name="gr4" draw:text-style-name="P6" svg:width="0.3421in" svg:height="0.3024in" svg:x="4.8902in" svg:y="0.6106in"><draw:text-box><text:p><text:span text:style-name="T6">စ</text:span></text:p></draw:text-box></draw:frame><draw:frame draw:style-name="gr4" draw:text-style-name="P7" svg:width="0.2795in" svg:height="0.3024in" svg:x="5.1in" svg:y="0.4598in"><draw:text-box><text:p><text:span text:style-name="T7">--</text:span><text:span text:style-name="T14"> </text:span><text:span text:style-name="T7">ၰ</text:span></text:p></draw:text-box></draw:frame></draw:g><draw:g text:anchor-type="paragraph" draw:z-index="33" draw:style-name="gr2"><draw:custom-shape draw:style-name="gr3" svg:width="0.4303in" svg:height="0.4303in" svg:x="2.7083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3" svg:width="0.3394in" svg:height="0.3024in" svg:x="2.6701in" svg:y="0.9098in"><draw:text-box><text:p><text:span text:style-name="T12">--</text:span><text:span text:style-name="T12">ြ</text:span></text:p></draw:text-box></draw:frame><draw:frame draw:style-name="gr4" draw:text-style-name="P6" svg:width="0.3421in" svg:height="0.3024in" svg:x="2.6866in" svg:y="1.0744in"><draw:text-box><text:p><text:span text:style-name="T6">--</text:span><text:span text:style-name="T6">ါ</text:span></text:p></draw:text-box></draw:frame></draw:g><draw:g text:anchor-type="paragraph" draw:z-index="35" draw:style-name="gr2"><draw:custom-shape draw:style-name="gr3" svg:width="0.4303in" svg:height="0.4303in" svg:x="3.6425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3.8299in" svg:y="1.0906in"><draw:text-box><text:p><text:span text:style-name="T9">ႃ</text:span><text:span text:style-name="T20">-</text:span></text:p></draw:text-box></draw:frame><draw:frame draw:style-name="gr4" draw:text-style-name="P13" svg:width="0.3394in" svg:height="0.3024in" svg:x="3.6098in" svg:y="0.9098in"><draw:text-box><text:p><text:span text:style-name="T12">--</text:span><text:span text:style-name="T12">ဲ</text:span></text:p></draw:text-box></draw:frame><draw:frame draw:style-name="gr4" draw:text-style-name="P6" svg:width="0.3421in" svg:height="0.3024in" svg:x="3.6201in" svg:y="1.0744in"><draw:text-box><text:p><text:span text:style-name="T6">ျ</text:span><text:span text:style-name="T18">-</text:span></text:p></draw:text-box></draw:frame><draw:frame draw:style-name="gr4" draw:text-style-name="P12" svg:width="0.2795in" svg:height="0.3024in" svg:x="3.8299in" svg:y="0.9098in"><draw:text-box><text:p><text:span text:style-name="T21">ႄ</text:span><text:span text:style-name="T21">--</text:span></text:p></draw:text-box></draw:frame></draw:g><draw:g text:anchor-type="paragraph" draw:z-index="19" draw:style-name="gr2"><draw:custom-shape draw:style-name="gr3" svg:width="0.4303in" svg:height="0.4303in" svg:x="2.5819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2.7701in" svg:y="0.6299in"><draw:text-box><text:p><text:span text:style-name="T9">ဤ</text:span></text:p></draw:text-box></draw:frame><draw:frame draw:style-name="gr4" draw:text-style-name="P5" svg:width="0.3394in" svg:height="0.3024in" svg:x="2.5598in" svg:y="0.4598in"><draw:text-box><text:p><text:span text:style-name="T5">--</text:span><text:span text:style-name="T5">ႊ</text:span></text:p></draw:text-box></draw:frame><draw:frame draw:style-name="gr4" draw:text-style-name="P6" svg:width="0.3421in" svg:height="0.3024in" svg:x="2.5598in" svg:y="0.6063in"><draw:text-box><text:p><text:span text:style-name="T6">အ</text:span></text:p></draw:text-box></draw:frame></draw:g><draw:g text:anchor-type="paragraph" draw:z-index="48" draw:style-name="gr2"><draw:custom-shape draw:style-name="gr3" svg:width="0.4303in" svg:height="0.4303in" svg:x="3.8791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4.0594in" svg:y="1.5598in"><draw:text-box><text:p><text:span text:style-name="T9">ႁ</text:span><text:span text:style-name="T20">-</text:span></text:p></draw:text-box></draw:frame><draw:frame draw:style-name="gr4" draw:text-style-name="P13" svg:width="0.3394in" svg:height="0.3024in" svg:x="3.8402in" svg:y="1.3701in"><draw:text-box><text:p><text:span text:style-name="T12">ၾ</text:span><text:span text:style-name="T22">--</text:span></text:p></draw:text-box></draw:frame><draw:frame draw:style-name="gr4" draw:text-style-name="P6" svg:width="0.3421in" svg:height="0.3024in" svg:x="3.8567in" svg:y="1.5382in"><draw:text-box><text:p><text:span text:style-name="T6">--</text:span><text:span text:style-name="T6">ာ</text:span></text:p></draw:text-box></draw:frame><draw:frame draw:style-name="gr4" draw:text-style-name="P12" svg:width="0.2795in" svg:height="0.3024in" svg:x="4.0594in" svg:y="1.3701in"><draw:text-box><text:p><text:span text:style-name="T11">ႂ</text:span><text:span text:style-name="T21">--</text:span></text:p></draw:text-box></draw:frame></draw:g><draw:g text:anchor-type="paragraph" draw:z-index="27" draw:style-name="gr2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6" draw:text-style-name="P8" svg:width="0.3323in" svg:height="0.3024in" svg:x="0.25in" svg:y="0.5701in"><draw:text-box><text:p><text:span text:style-name="T8">Tab</text:span></text:p></draw:text-box></draw:frame></draw:g></text:p>
      <text:p text:style-name="Standard"/>
      <text:p text:style-name="Standard"><draw:g text:anchor-type="paragraph" draw:z-index="23" draw:style-name="gr2"><draw:custom-shape draw:style-name="gr3" svg:width="0.4303in" svg:height="0.4303in" svg:x="4.4457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4.6201in" svg:y="0.2402in"><draw:text-box><text:p><text:span text:style-name="T9">ႆ</text:span></text:p></draw:text-box></draw:frame><draw:frame draw:style-name="gr4" draw:text-style-name="P5" svg:width="0.3394in" svg:height="0.3024in" svg:x="4.4236in" svg:y="0.0764in"><draw:text-box><text:p><text:span text:style-name="T5">ဥ</text:span></text:p></draw:text-box></draw:frame><draw:frame draw:style-name="gr4" draw:text-style-name="P6" svg:width="0.3421in" svg:height="0.3024in" svg:x="4.4236in" svg:y="0.2228in"><draw:text-box><text:p><text:span text:style-name="T6">သ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><draw:g text:anchor-type="paragraph" draw:z-index="49" draw:style-name="gr2"><draw:custom-shape draw:style-name="gr3" svg:width="0.4303in" svg:height="0.4303in" svg:x="4.8185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421in" svg:height="0.3024in" svg:x="4.7965in" svg:y="0.1965in"><draw:text-box><text:p><text:span text:style-name="T6">.</text:span></text:p></draw:text-box></draw:frame></draw:g><draw:g text:anchor-type="paragraph" draw:z-index="42" draw:style-name="gr2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6" draw:text-style-name="P18" svg:width="0.4071in" svg:height="0.3024in" svg:x="0.3701in" svg:y="0.1484in"><draw:text-box><text:p><text:span text:style-name="T15">Shift</text:span></text:p></draw:text-box></draw:frame></draw:g><draw:g text:anchor-type="paragraph" draw:z-index="63" draw:style-name="gr2"><draw:custom-shape draw:style-name="gr3" svg:width="0.4303in" svg:height="0.4303in" svg:x="4.348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4.5283in" svg:y="0.2181in"><draw:text-box><text:p><text:span text:style-name="T9">,</text:span></text:p></draw:text-box></draw:frame><draw:frame draw:style-name="gr4" draw:text-style-name="P13" svg:width="0.3394in" svg:height="0.3024in" svg:x="4.3091in" svg:y="0.0283in"><draw:text-box><text:p><text:span text:style-name="T5">ဝ</text:span></text:p></draw:text-box></draw:frame><draw:frame draw:style-name="gr4" draw:text-style-name="P6" svg:width="0.3421in" svg:height="0.3024in" svg:x="4.3256in" svg:y="0.1965in"><draw:text-box><text:p><text:span text:style-name="T6">ယ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>Zawgyi-One Keyboard</text:p>
      <text:p text:style-name="P1"/>
      <text:p text:style-name="P1"/>
      <text:p text:style-name="P2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20M46S</meta:editing-duration>
    <meta:editing-cycles>62</meta:editing-cycles>
    <meta:generator>OpenOffice.org/3.2$Win32 OpenOffice.org_project/320m18$Build-9502</meta:generator>
    <dc:date>2010-11-23T15:27:01.14</dc:date>
    <dc:creator>Seth Hetu</dc:creator>
    <meta:document-statistic meta:table-count="0" meta:image-count="3" meta:object-count="0" meta:page-count="1" meta:paragraph-count="2" meta:word-count="44" meta:character-count="248"/>
    <meta:user-defined meta:name="Info 1"/>
    <meta:user-defined meta:name="Info 2"/>
    <meta:user-defined meta:name="Info 3"/>
    <meta:user-defined meta:name="Info 4"/>
  </office:meta>
</office:document-meta>
</file>